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4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8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25" style:family="paragraph" style:parent-style-name="Standard">
      <style:text-properties style:font-name="Sans-serif" officeooo:paragraph-rsid="0ba2cc3c"/>
    </style:style>
    <style:style style:name="P2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28" style:family="paragraph" style:parent-style-name="Standard">
      <style:text-properties officeooo:rsid="0b30f79e" officeooo:paragraph-rsid="0b30f79e"/>
    </style:style>
    <style:style style:name="P29" style:family="paragraph" style:parent-style-name="Standard">
      <style:text-properties officeooo:paragraph-rsid="0b6590ba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33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34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35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36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37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52" style:family="paragraph" style:parent-style-name="Standard">
      <style:text-properties style:font-name="Sans-serif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54" style:family="paragraph" style:parent-style-name="Standard">
      <style:text-properties style:font-name="Sans-serif" fo:font-weight="bold" officeooo:rsid="09670ddb" officeooo:paragraph-rsid="0f3e1ce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f248f3d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65" style:family="paragraph" style:parent-style-name="Standard">
      <style:text-properties style:font-name="Sans-serif" officeooo:paragraph-rsid="0f4a8c12"/>
    </style:style>
    <style:style style:name="P66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68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69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70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71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72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73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74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7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7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7" style:family="paragraph" style:parent-style-name="Standard">
      <style:text-properties fo:font-weight="bold" officeooo:rsid="0e4a1636" officeooo:paragraph-rsid="0e9185dc" style:font-weight-asian="bold" style:font-weight-complex="bold"/>
    </style:style>
    <style:style style:name="P78" style:family="paragraph" style:parent-style-name="Standard">
      <style:text-properties officeooo:paragraph-rsid="0b6590ba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8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8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8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8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8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9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91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92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93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1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102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3" style:family="paragraph" style:parent-style-name="Heading_20_1">
      <style:text-properties officeooo:paragraph-rsid="0cf126e4"/>
    </style:style>
    <style:style style:name="P10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97a15a6" style:font-style-asian="italic" style:font-style-complex="italic"/>
    </style:style>
    <style:style style:name="T94" style:family="text">
      <style:text-properties fo:font-style="italic" officeooo:rsid="0b8ddee7" style:font-style-asian="italic" style:font-style-complex="italic"/>
    </style:style>
    <style:style style:name="T95" style:family="text">
      <style:text-properties fo:font-style="italic" officeooo:rsid="0716bceb" style:font-style-asian="italic" style:font-style-complex="italic"/>
    </style:style>
    <style:style style:name="T96" style:family="text">
      <style:text-properties fo:font-style="italic" officeooo:rsid="09204535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716bceb" style:font-style-asian="normal" style:font-style-complex="normal"/>
    </style:style>
    <style:style style:name="T102" style:family="text">
      <style:text-properties fo:font-style="normal" officeooo:rsid="0b3d8491" style:font-style-asian="normal" style:font-style-complex="normal"/>
    </style:style>
    <style:style style:name="T103" style:family="text">
      <style:text-properties fo:font-style="normal" officeooo:rsid="071c4ff5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officeooo:rsid="0c5924ef" style:font-style-asian="normal" style:font-style-complex="normal"/>
    </style:style>
    <style:style style:name="T145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48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1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2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8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0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1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Sans-serif"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4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6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5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6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7" style:family="text">
      <style:text-properties style:font-name="Sans-serif" fo:font-size="9pt" officeooo:rsid="06f66ded" style:font-size-asian="9pt" style:font-size-complex="9pt"/>
    </style:style>
    <style:style style:name="T248" style:family="text">
      <style:text-properties style:font-name="Sans-serif" fo:font-weight="normal" style:font-weight-asian="normal" style:font-weight-complex="normal"/>
    </style:style>
    <style:style style:name="T249" style:family="text">
      <style:text-properties style:font-name="Sans-serif" fo:font-weight="normal" officeooo:rsid="0e2ab47c" style:font-weight-asian="normal" style:font-weight-complex="normal"/>
    </style:style>
    <style:style style:name="T250" style:family="text">
      <style:text-properties style:font-name="Sans-serif" fo:font-weight="normal" officeooo:rsid="0f1b8d80" style:font-weight-asian="normal" style:font-weight-complex="normal"/>
    </style:style>
    <style:style style:name="T251" style:family="text">
      <style:text-properties style:font-name="Sans-serif" fo:font-weight="normal" officeooo:rsid="0f1f655b" style:font-weight-asian="normal" style:font-weight-complex="normal"/>
    </style:style>
    <style:style style:name="T252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254" style:family="text">
      <style:text-properties style:font-name="Sans-serif" style:text-underline-style="none" fo:font-weight="normal" officeooo:rsid="0f0eb6c9" style:font-weight-asian="normal" style:font-weight-complex="normal"/>
    </style:style>
    <style:style style:name="T255" style:family="text">
      <style:text-properties style:font-name="Sans-serif" style:text-underline-style="none" fo:font-weight="normal" officeooo:rsid="0f0c56b4" style:font-weight-asian="normal" style:font-weight-complex="normal"/>
    </style:style>
    <style:style style:name="T256" style:family="text">
      <style:text-properties style:font-name="Sans-serif" style:text-underline-style="none" fo:font-weight="normal" officeooo:rsid="0f21063c" style:font-weight-asian="normal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72" style:family="text">
      <style:text-properties fo:font-size="9pt" style:font-size-asian="9pt" style:font-size-complex="9pt"/>
    </style:style>
    <style:style style:name="T273" style:family="text">
      <style:text-properties fo:font-size="9pt" officeooo:rsid="0716bceb" style:font-size-asian="9pt" style:font-size-complex="9pt"/>
    </style:style>
    <style:style style:name="T274" style:family="text">
      <style:text-properties fo:font-size="9pt" officeooo:rsid="071b3c17" style:font-size-asian="9pt" style:font-size-complex="9pt"/>
    </style:style>
    <style:style style:name="T275" style:family="text">
      <style:text-properties fo:font-size="9pt" officeooo:rsid="071c4ff5" style:font-size-asian="9pt" style:font-size-complex="9pt"/>
    </style:style>
    <style:style style:name="T276" style:family="text">
      <style:text-properties fo:font-size="9pt" officeooo:rsid="082e99d0" style:font-size-asian="9pt" style:font-size-complex="9pt"/>
    </style:style>
    <style:style style:name="T277" style:family="text">
      <style:text-properties fo:font-size="9pt" officeooo:rsid="0b49f672" style:font-size-asian="9pt" style:font-size-complex="9pt"/>
    </style:style>
    <style:style style:name="T278" style:family="text">
      <style:text-properties fo:font-size="9pt" officeooo:rsid="0b4a29b0" style:font-size-asian="9pt" style:font-size-complex="9pt"/>
    </style:style>
    <style:style style:name="T279" style:family="text">
      <style:text-properties fo:font-size="9pt" officeooo:rsid="0b4b9307" style:font-size-asian="9pt" style:font-size-complex="9pt"/>
    </style:style>
    <style:style style:name="T280" style:family="text">
      <style:text-properties fo:font-size="9pt" officeooo:rsid="0bc7b627" style:font-size-asian="9pt" style:font-size-complex="9pt"/>
    </style:style>
    <style:style style:name="T281" style:family="text">
      <style:text-properties fo:font-size="9pt" officeooo:rsid="0c204544" style:font-size-asian="9pt" style:font-size-complex="9pt"/>
    </style:style>
    <style:style style:name="T282" style:family="text">
      <style:text-properties fo:font-size="9pt" officeooo:rsid="0c2f6408" style:font-size-asian="9pt" style:font-size-complex="9pt"/>
    </style:style>
    <style:style style:name="T283" style:family="text">
      <style:text-properties fo:font-size="9pt" officeooo:rsid="0c8ed370" style:font-size-asian="9pt" style:font-size-complex="9pt"/>
    </style:style>
    <style:style style:name="T284" style:family="text">
      <style:text-properties fo:font-size="9pt" officeooo:rsid="0c922193" style:font-size-asian="9pt" style:font-size-complex="9pt"/>
    </style:style>
    <style:style style:name="T285" style:family="text">
      <style:text-properties fo:font-size="9pt" officeooo:rsid="0c96c4d2" style:font-size-asian="9pt" style:font-size-complex="9pt"/>
    </style:style>
    <style:style style:name="T286" style:family="text">
      <style:text-properties fo:font-size="9pt" officeooo:rsid="0d35e816" style:font-size-asian="9pt" style:font-size-complex="9pt"/>
    </style:style>
    <style:style style:name="T287" style:family="text">
      <style:text-properties fo:font-size="9pt" officeooo:rsid="0d7023ee" style:font-size-asian="9pt" style:font-size-complex="9pt"/>
    </style:style>
    <style:style style:name="T288" style:family="text">
      <style:text-properties fo:font-size="9pt" officeooo:rsid="0dcd2eca" style:font-size-asian="9pt" style:font-size-complex="9pt"/>
    </style:style>
    <style:style style:name="T289" style:family="text">
      <style:text-properties fo:font-size="9pt" officeooo:rsid="0dd22b58" style:font-size-asian="9pt" style:font-size-complex="9pt"/>
    </style:style>
    <style:style style:name="T290" style:family="text">
      <style:text-properties fo:font-size="9pt" officeooo:rsid="0ee933e9" style:font-size-asian="9pt" style:font-size-complex="9pt"/>
    </style:style>
    <style:style style:name="T291" style:family="text">
      <style:text-properties fo:font-size="9pt" officeooo:rsid="0eea3487" style:font-size-asian="9pt" style:font-size-complex="9pt"/>
    </style:style>
    <style:style style:name="T292" style:family="text">
      <style:text-properties fo:font-size="9pt" officeooo:rsid="0f219d1e" style:font-size-asian="9pt" style:font-size-complex="9pt"/>
    </style:style>
    <style:style style:name="T293" style:family="text">
      <style:text-properties fo:font-size="9pt" officeooo:rsid="0f248f3d" style:font-size-asian="9pt" style:font-size-complex="9pt"/>
    </style:style>
    <style:style style:name="T294" style:family="text">
      <style:text-properties fo:font-size="9pt" officeooo:rsid="0f263a52" style:font-size-asian="9pt" style:font-size-complex="9pt"/>
    </style:style>
    <style:style style:name="T295" style:family="text">
      <style:text-properties fo:font-size="9pt" officeooo:rsid="0f29bbc1" style:font-size-asian="9pt" style:font-size-complex="9pt"/>
    </style:style>
    <style:style style:name="T296" style:family="text">
      <style:text-properties fo:font-size="9pt" officeooo:rsid="0f2aba3c" style:font-size-asian="9pt" style:font-size-complex="9pt"/>
    </style:style>
    <style:style style:name="T29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7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8" style:family="text">
      <style:text-properties fo:font-size="9pt" fo:font-weight="bold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3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officeooo:rsid="0716bceb"/>
    </style:style>
    <style:style style:name="T395" style:family="text">
      <style:text-properties officeooo:rsid="08388490"/>
    </style:style>
    <style:style style:name="T396" style:family="text">
      <style:text-properties officeooo:rsid="09fc0454"/>
    </style:style>
    <style:style style:name="T397" style:family="text">
      <style:text-properties style:text-underline-style="none" fo:font-weight="normal" style:font-weight-asian="normal" style:font-weight-complex="normal"/>
    </style:style>
    <style:style style:name="T398" style:family="text">
      <style:text-properties style:text-underline-style="none" fo:font-weight="normal" officeooo:rsid="0b566c66" style:font-weight-asian="normal" style:font-weight-complex="normal"/>
    </style:style>
    <style:style style:name="T399" style:family="text">
      <style:text-properties style:text-underline-style="none" fo:font-weight="normal" officeooo:rsid="0b56a798" style:font-weight-asian="normal" style:font-weight-complex="normal"/>
    </style:style>
    <style:style style:name="T400" style:family="text">
      <style:text-properties style:text-underline-style="none" fo:font-weight="normal" officeooo:rsid="0b56ffad" style:font-weight-asian="normal" style:font-weight-complex="normal"/>
    </style:style>
    <style:style style:name="T401" style:family="text">
      <style:text-properties style:text-underline-style="none" fo:font-weight="normal" officeooo:rsid="0b5ae17c" style:font-weight-asian="normal" style:font-weight-complex="normal"/>
    </style:style>
    <style:style style:name="T402" style:family="text">
      <style:text-properties style:text-underline-style="none" fo:font-weight="normal" officeooo:rsid="0b5b43a8" style:font-weight-asian="normal" style:font-weight-complex="normal"/>
    </style:style>
    <style:style style:name="T403" style:family="text">
      <style:text-properties style:text-underline-style="none" fo:font-weight="normal" officeooo:rsid="0b5d4797" style:font-weight-asian="normal" style:font-weight-complex="normal"/>
    </style:style>
    <style:style style:name="T404" style:family="text">
      <style:text-properties style:text-underline-style="none" fo:font-weight="normal" officeooo:rsid="0b6073ba" style:font-weight-asian="normal" style:font-weight-complex="normal"/>
    </style:style>
    <style:style style:name="T405" style:family="text">
      <style:text-properties style:text-underline-style="none" fo:font-weight="normal" officeooo:rsid="0b61dc80" style:font-weight-asian="normal" style:font-weight-complex="normal"/>
    </style:style>
    <style:style style:name="T406" style:family="text">
      <style:text-properties style:text-underline-style="none" fo:font-weight="normal" officeooo:rsid="0b69438f" style:font-weight-asian="normal" style:font-weight-complex="normal"/>
    </style:style>
    <style:style style:name="T407" style:family="text">
      <style:text-properties style:text-underline-style="none" fo:font-weight="normal" officeooo:rsid="0b69ea75" style:font-weight-asian="normal" style:font-weight-complex="normal"/>
    </style:style>
    <style:style style:name="T408" style:family="text">
      <style:text-properties style:text-underline-style="none" fo:font-weight="normal" officeooo:rsid="0b6d0886" style:font-weight-asian="normal" style:font-weight-complex="normal"/>
    </style:style>
    <style:style style:name="T409" style:family="text">
      <style:text-properties style:text-underline-style="none" fo:font-weight="normal" officeooo:rsid="0b81b1cf" style:font-weight-asian="normal" style:font-weight-complex="normal"/>
    </style:style>
    <style:style style:name="T410" style:family="text">
      <style:text-properties style:text-underline-style="none" fo:font-weight="normal" officeooo:rsid="0b86463d" style:font-weight-asian="normal" style:font-weight-complex="normal"/>
    </style:style>
    <style:style style:name="T411" style:family="text">
      <style:text-properties style:text-underline-style="none" fo:font-weight="normal" officeooo:rsid="0b8ab976" style:font-weight-asian="normal" style:font-weight-complex="normal"/>
    </style:style>
    <style:style style:name="T412" style:family="text">
      <style:text-properties style:text-underline-style="none" fo:font-weight="normal" officeooo:rsid="0b8c78ef" style:font-weight-asian="normal" style:font-weight-complex="normal"/>
    </style:style>
    <style:style style:name="T413" style:family="text">
      <style:text-properties style:text-underline-style="none" fo:font-weight="normal" officeooo:rsid="0c5924ef" style:font-weight-asian="normal" style:font-weight-complex="normal"/>
    </style:style>
    <style:style style:name="T414" style:family="text">
      <style:text-properties style:text-underline-style="none" fo:font-weight="normal" officeooo:rsid="0c65a08e" style:font-weight-asian="normal" style:font-weight-complex="normal"/>
    </style:style>
    <style:style style:name="T415" style:family="text">
      <style:text-properties style:text-underline-style="none" fo:font-weight="normal" officeooo:rsid="0c67322e" style:font-weight-asian="normal" style:font-weight-complex="normal"/>
    </style:style>
    <style:style style:name="T416" style:family="text">
      <style:text-properties style:text-underline-style="none" fo:font-weight="normal" officeooo:rsid="0da53b82" style:font-weight-asian="normal" style:font-weight-complex="normal"/>
    </style:style>
    <style:style style:name="T417" style:family="text">
      <style:text-properties style:text-underline-style="none" fo:font-weight="normal" officeooo:rsid="0da86884" style:font-weight-asian="normal" style:font-weight-complex="normal"/>
    </style:style>
    <style:style style:name="T418" style:family="text">
      <style:text-properties style:text-underline-style="none" fo:font-weight="normal" officeooo:rsid="0daa2847" style:font-weight-asian="normal" style:font-weight-complex="normal"/>
    </style:style>
    <style:style style:name="T419" style:family="text">
      <style:text-properties style:text-underline-style="none" fo:font-weight="normal" officeooo:rsid="0daa4576" style:font-weight-asian="normal" style:font-weight-complex="normal"/>
    </style:style>
    <style:style style:name="T420" style:family="text">
      <style:text-properties style:text-underline-style="none" fo:font-weight="normal" officeooo:rsid="0dad4e6d" style:font-weight-asian="normal" style:font-weight-complex="normal"/>
    </style:style>
    <style:style style:name="T421" style:family="text">
      <style:text-properties style:text-underline-style="none" fo:font-weight="normal" officeooo:rsid="0daf2072" style:font-weight-asian="normal" style:font-weight-complex="normal"/>
    </style:style>
    <style:style style:name="T422" style:family="text">
      <style:text-properties style:text-underline-style="none" fo:font-weight="normal" officeooo:rsid="0db0f4c8" style:font-weight-asian="normal" style:font-weight-complex="normal"/>
    </style:style>
    <style:style style:name="T423" style:family="text">
      <style:text-properties style:text-underline-style="none" fo:font-weight="normal" officeooo:rsid="0db17989" style:font-weight-asian="normal" style:font-weight-complex="normal"/>
    </style:style>
    <style:style style:name="T424" style:family="text">
      <style:text-properties style:text-underline-style="none" fo:font-weight="normal" officeooo:rsid="0db3b9db" style:font-weight-asian="normal" style:font-weight-complex="normal"/>
    </style:style>
    <style:style style:name="T425" style:family="text">
      <style:text-properties style:text-underline-style="none" fo:font-weight="normal" officeooo:rsid="0db54d3a" style:font-weight-asian="normal" style:font-weight-complex="normal"/>
    </style:style>
    <style:style style:name="T426" style:family="text">
      <style:text-properties style:text-underline-style="none" fo:font-weight="normal" officeooo:rsid="0ea25c6b" style:font-weight-asian="normal" style:font-weight-complex="normal"/>
    </style:style>
    <style:style style:name="T427" style:family="text">
      <style:text-properties style:text-underline-style="none" fo:font-weight="normal" officeooo:rsid="0f1665fb" style:font-weight-asian="normal" style:font-weight-complex="normal"/>
    </style:style>
    <style:style style:name="T428" style:family="text">
      <style:text-properties style:text-underline-style="none" fo:font-weight="normal" officeooo:rsid="0f184456" style:font-weight-asian="normal" style:font-weight-complex="normal"/>
    </style:style>
    <style:style style:name="T429" style:family="text">
      <style:text-properties style:text-underline-style="none" fo:font-weight="normal" officeooo:rsid="0f19be6c" style:font-weight-asian="normal" style:font-weight-complex="normal"/>
    </style:style>
    <style:style style:name="T430" style:family="text">
      <style:text-properties style:text-underline-style="none" fo:font-weight="normal" officeooo:rsid="0f2d60ea" style:font-weight-asian="normal" style:font-weight-complex="normal"/>
    </style:style>
    <style:style style:name="T431" style:family="text">
      <style:text-properties officeooo:rsid="0b8ddee7"/>
    </style:style>
    <style:style style:name="T432" style:family="text">
      <style:text-properties officeooo:rsid="0d09e420"/>
    </style:style>
    <style:style style:name="T433" style:family="text">
      <style:text-properties officeooo:rsid="0dd83591"/>
    </style:style>
    <style:style style:name="T434" style:family="text">
      <style:text-properties officeooo:rsid="0eec9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48">You’re a PC. </text:span><text:span text:style-name="T249">This playbook </text:span><text:span text:style-name="T250">has</text:span><text:span text:style-name="T249"> what you need to define yourself and drive the story. </text:span><text:span text:style-name="T251">Look it over. </text:span><text:span text:style-name="T253">T</text:span><text:span text:style-name="T255">he last two pages </text:span><text:span text:style-name="T254">cover </text:span><text:span text:style-name="T256">rules, but take a look around first.</text:span></text:p>
      <text:h text:style-name="Heading_20_1" text:outline-level="1">§ Resources</text:h>
      <text:p text:style-name="P75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7">⌞</text:span><text:span text:style-name="T90">Think for the camera</text:span><text:span text:style-name="T87">⌝</text:span><text:span text:style-name="T21">. </text:span><text:span text:style-name="T22">You can change or refine this as you play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/>
      <text:p text:style-name="P52"/>
      <text:p text:style-name="P5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35"/>
      <text:p text:style-name="P37">1.</text:p>
      <text:p text:style-name="P37"/>
      <text:p text:style-name="P29"><text:span text:style-name="T163">2</text:span><text:span text:style-name="T162">.</text:span></text:p>
      <text:p text:style-name="P29"><text:span text:style-name="T162"/></text:p>
      <text:p text:style-name="P6"><text:span text:style-name="T433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6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47">could</text:span><text:span text:style-name="T427"> do </text:span><text:span text:style-name="T428">in your </text:span><text:span text:style-name="T429">world</text:span><text:span text:style-name="T427">, but </text:span><text:span text:style-name="T430">most </text:span><text:span text:style-name="T427">don’t know how.</text:span></text:p>
      <text:p text:style-name="P6"><text:span text:style-name="T427"/></text:p>
      <text:p text:style-name="P6"><text:span text:style-name="T427"/></text:p>
      <text:p text:style-name="P69"><text:span text:style-name="T396">Health</text:span> ►<text:span text:style-name="T4"> </text:span><text:span text:style-name="T8">Health </text:span><text:span text:style-name="T9">abstractly </text:span><text:span text:style-name="T104">represents </text:span><text:span text:style-name="T107">the integrity and functionality </text:span><text:span text:style-name="T112">o</text:span><text:span text:style-name="T107">f your body, </text:span><text:span text:style-name="T111">mind, </text:span><text:span text:style-name="T113">and spirit</text:span><text:span text:style-name="T104">. </text:span><text:span text:style-name="T4">When you’re weakened or injured, you </text:span><text:span text:style-name="T193">⌞</text:span><text:span text:style-name="T87">take harm⌝</text:span><text:span text:style-name="T104">, </text:span><text:span text:style-name="T110">which might cause you to lose health</text:span><text:span text:style-name="T104">. </text:span><text:span text:style-name="T106"><text:s/></text:span><text:span text:style-name="T108">W</text:span><text:span text:style-name="T104">hen you </text:span><text:span text:style-name="T108">erase</text:span><text:span text:style-name="T104"> your last </text:span><text:span text:style-name="T109">health</text:span><text:span text:style-name="T104">, </text:span><text:span text:style-name="T193">⌞</text:span><text:span text:style-name="T87">you die⌝</text:span><text:span text:style-name="T104">.</text:span></text:p>
      <text:p text:style-name="P26"/>
      <text:p text:style-name="P14"><text:span text:style-name="T299">● </text:span><text:span text:style-name="T301">1. </text:span><text:span text:style-name="T300">▢ ▢ ▢ <text:s/></text:span><text:span text:style-name="T302">(Human)</text:span></text:p>
      <text:p text:style-name="P8"><text:span text:style-name="T299">△ </text:span><text:span text:style-name="T302">2. </text:span><text:span text:style-name="T300">▢ ▢ ▢ <text:s/></text:span><text:span text:style-name="T302">(Superhuman)</text:span></text:p>
      <text:p text:style-name="P9"><text:span text:style-name="T299">△ </text:span><text:span text:style-name="T303">3</text:span><text:span text:style-name="T302">. </text:span><text:span text:style-name="T300">▢ ▢ ▢ <text:s/></text:span><text:span text:style-name="T302">(</text:span><text:span text:style-name="T303">Boss-tier</text:span><text:span text:style-name="T302">)</text:span></text:p>
      <text:p text:style-name="P9"><text:span text:style-name="T302"/></text:p>
      <text:p text:style-name="P53"><text:span text:style-name="T366">R</text:span><text:span text:style-name="T365">esist </text:span><text:span text:style-name="T300">▢ ▢ </text:span><text:span text:style-name="T365">► </text:span><text:span text:style-name="T297">When you </text:span><text:span text:style-name="T304">make a roll and </text:span><text:span text:style-name="T297">don’t like the complications the GM </text:span><text:span text:style-name="T304">describes</text:span><text:span text:style-name="T298">, </text:span><text:span text:style-name="T297">you can </text:span><text:span text:style-name="T360">⌞</text:span><text:span text:style-name="T388">resist consequences</text:span><text:span text:style-name="T300">⌝</text:span><text:span text:style-name="T297">.</text:span></text:p>
      <text:p text:style-name="P53"><text:span text:style-name="T297"/></text:p>
      <text:p text:style-name="P54"><text:span text:style-name="T369">XP</text:span><text:span text:style-name="T365"> </text:span><text:span text:style-name="T300">▢ ▢ ▢ ▢ ▢ ▢ ▢ ▢ </text:span><text:span text:style-name="T370">►</text:span><text:span text:style-name="T300"> </text:span><text:span text:style-name="T308">You get XP </text:span><text:span text:style-name="T352">mostly for good </text:span><text:span text:style-name="T355">storytelling</text:span><text:span text:style-name="T352">.</text:span><text:span text:style-name="T308"> </text:span><text:span text:style-name="T307">When you fill your last XP, </text:span><text:span text:style-name="T360">⌞</text:span><text:span text:style-name="T389">level up⌝</text:span><text:span text:style-name="T353">.</text:span></text:p>
      <text:h text:style-name="Heading_20_1" text:outline-level="1">§ Aptitudes</text:h>
      <text:p text:style-name="P61"><text:span text:style-name="T272">These are </text:span><text:span text:style-name="T277">exciting </text:span><text:span text:style-name="T279">things</text:span><text:span text:style-name="T278"> </text:span><text:span text:style-name="T272">that </text:span><text:span text:style-name="T276">many</text:span><text:span text:style-name="T272"> could </text:span><text:span text:style-name="T292">get good at. </text:span><text:span text:style-name="T293">They broadly cover most things, but no list can be perfect.</text:span></text:p>
      <text:p text:style-name="P61"><text:span text:style-name="T280"/></text:p>
      <text:p text:style-name="P63"><text:span text:style-name="T386">○ </text:span><text:span text:style-name="T387">Expression</text:span><text:span text:style-name="T379"> </text:span><text:span text:style-name="T386">○ ○ ○</text:span><text:span text:style-name="T380"> ►</text:span><text:span text:style-name="T273"> </text:span><text:span text:style-name="T293">You’re creating, </text:span><text:span text:style-name="T294">interpreting,</text:span><text:span text:style-name="T293"> or performing </text:span><text:span text:style-name="T296">representations of emotion or intellect</text:span><text:span text:style-name="T295">.</text:span></text:p>
      <text:p text:style-name="P63"><text:span text:style-name="T295"/></text:p>
      <text:p text:style-name="P23"><text:span text:style-name="T378">○ </text:span><text:span text:style-name="T385">Operation</text:span><text:span text:style-name="T379"> </text:span><text:span text:style-name="T378">○ ○ ○</text:span><text:span text:style-name="T380"> ►</text:span><text:span text:style-name="T272"> </text:span><text:span text:style-name="T290">R</text:span><text:span text:style-name="T281">un</text:span><text:span text:style-name="T283">ning</text:span><text:span text:style-name="T281">, pilot</text:span><text:span text:style-name="T283">ing</text:span><text:span text:style-name="T281">, or command</text:span><text:span text:style-name="T283">ing</text:span><text:span text:style-name="T281"> subtle or intricate </text:span><text:span text:style-name="T285">mechanisms</text:span><text:span text:style-name="T281"> to reap maximum performance.</text:span></text:p>
      <text:p text:style-name="P23"><text:span text:style-name="T281"/></text:p>
      <text:p text:style-name="P22"><text:span text:style-name="T1">○ </text:span><text:span text:style-name="T3">Administration </text:span><text:span text:style-name="T1">○ ○ ○</text:span><text:span text:style-name="T2"> ►</text:span><text:span text:style-name="T394"> Wrangling and managing minutiae—nothing slips through the cracks.</text:span></text:p>
      <text:p text:style-name="P22"/>
      <text:p text:style-name="P17"><text:span text:style-name="T100">○ </text:span><text:span text:style-name="T102">Nurturing</text:span><text:span text:style-name="T103"> </text:span><text:span text:style-name="T100">○ ○ ○ ►</text:span><text:span text:style-name="T104"> </text:span><text:span text:style-name="T134">P</text:span><text:span text:style-name="T116">rovid</text:span><text:span text:style-name="T121">ing</text:span><text:span text:style-name="T116"> just the right</text:span><text:span text:style-name="T115"> </text:span><text:span text:style-name="T119">encouragement, </text:span><text:span text:style-name="T115">support, </text:span><text:span text:style-name="T135">shelter</text:span><text:span text:style-name="T115">, or kick in the ass.</text:span></text:p>
      <text:p text:style-name="P17"><text:span text:style-name="T115"/></text:p>
      <text:p text:style-name="P23"><text:span text:style-name="T380">○ </text:span><text:span text:style-name="T384">Fighting</text:span><text:span text:style-name="T379"> </text:span><text:span text:style-name="T380">○ ○ ○ ►</text:span><text:span text:style-name="T273"> </text:span><text:span text:style-name="T291">C</text:span><text:span text:style-name="T287">oordinating, </text:span><text:span text:style-name="T286">applying, and resisting purposeful </text:span><text:span text:style-name="T288">violence or force with </text:span><text:span text:style-name="T289">scary familiarity.</text:span></text:p>
      <text:p text:style-name="P23"><text:span text:style-name="T289"/></text:p>
      <text:p text:style-name="P23"><text:span text:style-name="T380">○ </text:span><text:span text:style-name="T381">Athletics</text:span><text:span text:style-name="T379"> </text:span><text:span text:style-name="T380">○ ○ ○ ►</text:span><text:span text:style-name="T273"> </text:span><text:span text:style-name="T291">P</text:span><text:span text:style-name="T274">ush</text:span><text:span text:style-name="T284">ing</text:span><text:span text:style-name="T274"> yourself to the limit as you exert your body.</text:span></text:p>
      <text:p text:style-name="P23"><text:span text:style-name="T274"/></text:p>
      <text:p text:style-name="P24"><text:span text:style-name="T380">○ </text:span><text:span text:style-name="T382">Research </text:span><text:span text:style-name="T380">○ ○ ○ ►</text:span><text:span text:style-name="T257"> </text:span><text:span text:style-name="T271">D</text:span><text:span text:style-name="T261">iscover</text:span><text:span text:style-name="T263">ing</text:span><text:span text:style-name="T261">, </text:span><text:span text:style-name="T260">examin</text:span><text:span text:style-name="T263">ing</text:span><text:span text:style-name="T259">, </text:span><text:span text:style-name="T260">and analyz</text:span><text:span text:style-name="T263">ing</text:span><text:span text:style-name="T260"> </text:span><text:span text:style-name="T259">knowledge </text:span><text:span text:style-name="T262">that others would overlook.</text:span></text:p>
      <text:p text:style-name="P24"><text:span text:style-name="T262"/></text:p>
      <text:p text:style-name="P11"><text:span text:style-name="T273">○ </text:span><text:span text:style-name="T282">Engineering</text:span><text:span text:style-name="T275"> </text:span><text:span text:style-name="T273">○ ○ ○ ►</text:span><text:span text:style-name="T257"> </text:span><text:span text:style-name="T271">A</text:span><text:span text:style-name="T314">pply</text:span><text:span text:style-name="T316">ing</text:span><text:span text:style-name="T314"> knowledge and artifice to synthesize </text:span><text:span text:style-name="T339">novel</text:span><text:span text:style-name="T317"> </text:span><text:span text:style-name="T314">techniques </text:span><text:span text:style-name="T315">and</text:span><text:span text:style-name="T314"> artifacts.</text:span></text:p>
      <text:p text:style-name="P11"><text:span text:style-name="T314"/></text:p>
      <text:p text:style-name="P12"><text:span text:style-name="T367">○ </text:span><text:span text:style-name="T373">Relations</text:span><text:span text:style-name="T368"> </text:span><text:span text:style-name="T367">○ ○ ○ ►</text:span><text:span text:style-name="T299"> </text:span><text:span text:style-name="T361">M</text:span><text:span text:style-name="T346">anipulating</text:span><text:span text:style-name="T309">,</text:span><text:span text:style-name="T318"> </text:span><text:span text:style-name="T320">negotiating, </text:span><text:span text:style-name="T345">or navigating</text:span><text:span text:style-name="T309"> </text:span><text:span text:style-name="T347">some kind of relationship</text:span><text:span text:style-name="T311"> </text:span><text:span text:style-name="T309">with </text:span><text:span text:style-name="T350">deep </text:span><text:span text:style-name="T348">empathy</text:span><text:span text:style-name="T312"> </text:span><text:span text:style-name="T309">and </text:span><text:span text:style-name="T349">insight</text:span><text:span text:style-name="T309">—</text:span><text:span text:style-name="T332">we</text:span><text:span text:style-name="T331"> get it, you fuck.</text:span></text:p>
      <text:p text:style-name="P12"><text:span text:style-name="T331"/></text:p>
      <text:p text:style-name="P10"><text:span text:style-name="T367">○ </text:span><text:span text:style-name="T371">Shady Shit </text:span><text:span text:style-name="T367">○ ○ ○ ►</text:span><text:span text:style-name="T299"> </text:span><text:span text:style-name="T361">P</text:span><text:span text:style-name="T305">ractic</text:span><text:span text:style-name="T318">ing</text:span><text:span text:style-name="T305"> the </text:span><text:span text:style-name="T320">secret</text:span><text:span text:style-name="T313"> </text:span><text:span text:style-name="T305">tricks of the trade for those who </text:span><text:span text:style-name="T306">lurk </text:span><text:span text:style-name="T310">beyond the edge of polite society</text:span><text:span text:style-name="T305">.</text:span></text:p>
      <text:p text:style-name="P10"><text:span text:style-name="T305"/></text:p>
      <text:p text:style-name="P13"><text:span text:style-name="T367">○ </text:span><text:span text:style-name="T376">🗣</text:span><text:span text:style-name="T372">Spooky </text:span><text:span text:style-name="T371">Shit </text:span><text:span text:style-name="T367">○ ○ ○ ►</text:span><text:span text:style-name="T299"> </text:span><text:span text:style-name="T361">I</text:span><text:span text:style-name="T319">nteracting with the weird, esoteric, and uncanny on its own terms—</text:span><text:span text:style-name="T362">or at least you think so.</text:span></text:p>
      <text:p text:style-name="P13"><text:span text:style-name="T362"/></text:p>
      <text:p text:style-name="P15"><text:span text:style-name="T367">○ </text:span><text:span text:style-name="T376">🗣</text:span><text:span text:style-name="T374">Profession</text:span><text:span text:style-name="T375">al Skills</text:span><text:span text:style-name="T368"> </text:span><text:span text:style-name="T367">○ ○ ○ ►</text:span><text:span text:style-name="T299"> </text:span><text:span text:style-name="T361">A</text:span><text:span text:style-name="T333">pplying </text:span><text:span text:style-name="T335">the </text:span><text:span text:style-name="T356">educated</text:span><text:span text:style-name="T338">, </text:span><text:span text:style-name="T354">practiced, or </text:span><text:span text:style-name="T357">specialized</text:span><text:span text:style-name="T338"> </text:span><text:span text:style-name="T334">knowledge and skills </text:span><text:span text:style-name="T335">of </text:span><text:span text:style-name="T354">your</text:span><text:span text:style-name="T337"> </text:span><text:span text:style-name="T359">trade or </text:span><text:span text:style-name="T358">p</text:span><text:span text:style-name="T354">rofession</text:span><text:span text:style-name="T336">.</text:span></text:p>
      <text:p text:style-name="P15"><text:span text:style-name="T336"/></text:p>
      <text:h text:style-name="P103" text:outline-level="1"><text:span text:style-name="T432">§ Story</text:span> Moves</text:h>
      <text:p text:style-name="P25"><text:span text:style-name="T299">“</text:span><text:span text:style-name="T340">Someone” means </text:span><text:span text:style-name="T344">a person or </text:span><text:span text:style-name="T340">anything animate. “</text:span><text:span text:style-name="T342">Something” means </text:span><text:span text:style-name="T351">anything</text:span><text:span text:style-name="T343"> </text:span><text:span text:style-name="T342">inanimate.</text:span></text:p>
      <text:p text:style-name="P38"/>
      <text:p text:style-name="P65"><text:span text:style-name="T392">Fuck ‘em up</text:span><text:span text:style-name="T383"> ►</text:span><text:span text:style-name="T264"> </text:span><text:span text:style-name="T265">You want </text:span><text:span text:style-name="T270">someone</text:span><text:span text:style-name="T269"> to </text:span><text:span text:style-name="T391">⌞</text:span><text:span text:style-name="T390">take harm⌝</text:span><text:span text:style-name="T325"> </text:span><text:span text:style-name="T330">and maybe die</text:span><text:span text:style-name="T265">, </text:span><text:span text:style-name="T266">so y</text:span><text:span text:style-name="T258">ou </text:span><text:span text:style-name="T268">make</text:span><text:span text:style-name="T267"> it happen.</text:span></text:p>
      <text:p text:style-name="P65"><text:span text:style-name="T363"/></text:p>
      <text:p text:style-name="P32"><text:span text:style-name="T393">Compel compliance</text:span><text:span text:style-name="T377"> ► </text:span><text:span text:style-name="T321">You want </text:span><text:span text:style-name="T341">someone</text:span><text:span text:style-name="T321"> </text:span><text:span text:style-name="T326">to </text:span><text:span text:style-name="T321">do </text:span><text:span text:style-name="T329">your will</text:span><text:span text:style-name="T321">, so you </text:span><text:span text:style-name="T328">direct, </text:span><text:span text:style-name="T327">entice, </text:span><text:span text:style-name="T322">coerce, </text:span><text:span text:style-name="T323">or force </text:span><text:span text:style-name="T324">them</text:span><text:span text:style-name="T321">.</text:span></text:p>
      <text:p text:style-name="P32"><text:span text:style-name="T321"/></text:p>
      <text:p text:style-name="P31"><text:span text:style-name="T95">Make it chooch</text:span><text:span text:style-name="T101"> ►</text:span><text:span text:style-name="T105"> </text:span><text:span text:style-name="T123">You want a </text:span><text:span text:style-name="T118">broken, </text:span><text:span text:style-name="T120">unreliable,</text:span><text:span text:style-name="T118"> </text:span><text:span text:style-name="T117">or unfamiliar </text:span><text:span text:style-name="T129">mechanism or </text:span><text:span text:style-name="T105">artifact </text:span><text:span text:style-name="T125">to</text:span><text:span text:style-name="T105"> do </text:span><text:span text:style-name="T123">something useful</text:span><text:span text:style-name="T105">, </text:span><text:span text:style-name="T123">so you </text:span><text:span text:style-name="T126">roll up your sleeves </text:span><text:span text:style-name="T128">and</text:span><text:span text:style-name="T126"> </text:span><text:span text:style-name="T123">get to </text:span><text:span text:style-name="T124">work</text:span><text:span text:style-name="T127">.</text:span></text:p>
      <text:p text:style-name="P31"><text:span text:style-name="T127"/></text:p>
      <text:p text:style-name="P18"><text:span text:style-name="T92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18"><text:span text:style-name="T50"/></text:p>
      <text:p text:style-name="P44"><text:span text:style-name="T96">Get out the way</text:span> ►<text:span text:style-name="T4"> </text:span><text:span text:style-name="T51">You don’t want to </text:span><text:span text:style-name="T89">⌞</text:span><text:span text:style-name="T88">take harm⌝</text:span><text:span text:style-name="T12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4"><text:span text:style-name="T6"/></text:p>
      <text:p text:style-name="P21"><text:span text:style-name="T97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1"><text:span text:style-name="T40"/></text:p>
      <text:p text:style-name="P46"><text:span text:style-name="T92">Medic!</text:span> ►<text:span text:style-name="T4"> </text:span><text:span text:style-name="T130">You want to stabilize </text:span><text:span text:style-name="T131">or improve </text:span><text:span text:style-name="T130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6"><text:span text:style-name="T4"/></text:p>
      <text:p text:style-name="P16"><text:span text:style-name="T92">Scope </text:span><text:span text:style-name="T98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16"><text:span text:style-name="T7"/></text:p>
      <text:p text:style-name="P19"><text:span text:style-name="T92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19"><text:span text:style-name="T62"/></text:p>
      <text:p text:style-name="P20"><text:span text:style-name="T99">Schmooze ‘em</text:span><text:span text:style-name="T395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20"><text:span text:style-name="T55"/></text:p>
      <text:p text:style-name="P30"><text:span text:style-name="T92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30"><text:span text:style-name="T4"/></text:p>
      <text:p text:style-name="P98"><text:span text:style-name="T151">Go dark</text:span><text:span text:style-name="T225"> ►</text:span><text:span text:style-name="T226"> </text:span><text:span text:style-name="T230">You want to avoid the consequences of discovery or detection, </text:span><text:span text:style-name="T231">so you take precautions or </text:span><text:span text:style-name="T232">special </text:span><text:span text:style-name="T231">care.</text:span></text:p>
      <text:p text:style-name="P98"><text:span text:style-name="T231"/></text:p>
      <text:h text:style-name="P104" text:outline-level="1"><text:span text:style-name="T434">§ Common </text:span>Moves</text:h>
      <text:p text:style-name="P70"><text:span text:style-name="T92">Resist consequences</text:span> ►<text:span text:style-name="T4"> </text:span><text:span text:style-name="T71">If y</text:span><text:span text:style-name="T153">ou don’t like the consequences or complications the GM </text:span><text:span text:style-name="T192">describes</text:span><text:span text:style-name="T153"> </text:span><text:span text:style-name="T159">when you </text:span><text:span text:style-name="T187">get</text:span><text:span text:style-name="T153"> </text:span><text:span text:style-name="T202">🡖🡓</text:span><text:span text:style-name="T154"> </text:span><text:span text:style-name="T165">on a </text:span><text:span text:style-name="T193">⌞</text:span><text:span text:style-name="T165">story move⌝,</text:span><text:span text:style-name="T154"> </text:span><text:span text:style-name="T155">speak up and </text:span><text:span text:style-name="T199">s</text:span><text:span text:style-name="T198">pend 1 Resist</text:span><text:span text:style-name="T164"> to </text:span><text:span text:style-name="T156">insist they invent something less drastic </text:span><text:span text:style-name="T157">instead. </text:span><text:span text:style-name="T158">This isn’t the same as </text:span><text:span text:style-name="T193">⌞</text:span><text:span text:style-name="T149">dispute fiction⌝</text:span><text:span text:style-name="T158">; resist consequences whenever you think it’s </text:span><text:span text:style-name="T161">advantageous</text:span><text:span text:style-name="T158"> </text:span><text:span text:style-name="T160">in-game.</text:span></text:p>
      <text:p text:style-name="P70"><text:span text:style-name="T160"/></text:p>
      <text:p text:style-name="P71"><text:span text:style-name="T93">Buy </text:span><text:span text:style-name="T92">Resist</text:span> ►<text:span text:style-name="T4"> </text:span><text:span text:style-name="T80">Any time you make a </text:span><text:span text:style-name="T193">⌞</text:span><text:span text:style-name="T132">story move⌝ and</text:span><text:span text:style-name="T80"> </text:span><text:span text:style-name="T247">🡕</text:span><text:span text:style-name="T202">🡒</text:span><text:span text:style-name="T154">, </text:span><text:span text:style-name="T166">you </text:span><text:span text:style-name="T167">can </text:span><text:span text:style-name="T166">announce that you wish to convert it to </text:span><text:span text:style-name="T202">🡖</text:span><text:span text:style-name="T154"> </text:span><text:span text:style-name="T166">and restore 1 Resist.</text:span></text:p>
      <text:p text:style-name="P71"><text:span text:style-name="T166"/></text:p>
      <text:p text:style-name="P92"><text:span text:style-name="T150">Lead the group</text:span><text:span text:style-name="T397"> ► </text:span><text:span text:style-name="T137">Spend 1 Resist. </text:span><text:span text:style-name="T414">Y</text:span><text:span text:style-name="T413">ou lead </text:span><text:span text:style-name="T415">others </text:span><text:span text:style-name="T413">in a </text:span><text:span text:style-name="T214">⌞</text:span><text:span text:style-name="T137">story move⌝ </text:span><text:span text:style-name="T139">where you’ll succeed or fail as a group</text:span><text:span text:style-name="T137">. </text:span><text:span text:style-name="T138">You r</text:span><text:span text:style-name="T137">oll the move as normal</text:span><text:span text:style-name="T144"> </text:span><text:span text:style-name="T138">and everyone canonically shares your result</text:span><text:span text:style-name="T137">. </text:span><text:span text:style-name="T143">Before you continue the story, use your result from the story move below:</text:span></text:p>
      <text:p text:style-name="P42"/>
      <text:p text:style-name="P97"><text:span text:style-name="T223">🡕</text:span><text:span text:style-name="T217"> You restore 1 Resist </text:span><text:span text:style-name="T218">and continue the story.</text:span></text:p>
      <text:p text:style-name="P99"><text:span text:style-name="T223">🡒🡖</text:span><text:span text:style-name="T210"> </text:span><text:span text:style-name="T215">E</text:span><text:span text:style-name="T205">veryone else rolls the same story move. </text:span><text:span text:style-name="T206">T</text:span><text:span text:style-name="T205">hey are free to describe </text:span><text:span text:style-name="T206">their actions </text:span><text:span text:style-name="T205">individually, </text:span><text:span text:style-name="T207">along with </text:span><text:span text:style-name="T205">what </text:span><text:span text:style-name="T213">aptitudes</text:span><text:span text:style-name="T205"> they’re </text:span><text:span text:style-name="T213">exercising</text:span><text:span text:style-name="T205">. </text:span><text:span text:style-name="T209">Their results don’t change the </text:span><text:span text:style-name="T216">story</text:span><text:span text:style-name="T209">, but i</text:span><text:span text:style-name="T205">f everyone </text:span><text:span text:style-name="T223">🡕🡒🡖</text:span><text:span text:style-name="T252">,</text:span><text:span text:style-name="T203"> </text:span><text:span text:style-name="T205">you </text:span><text:span text:style-name="T208">restore</text:span><text:span text:style-name="T205"> 1 Resist.</text:span></text:p>
      <text:p text:style-name="P100"><text:span text:style-name="T205"/></text:p>
      <text:p text:style-name="P2"/>
      <text:p text:style-name="P93"><text:span text:style-name="T92">Take harm</text:span> ► <text:span text:style-name="T81">You take </text:span><text:span text:style-name="T193">⌞</text:span><text:span text:style-name="T133">harm</text:span><text:span text:style-name="T170">⌝</text:span><text:span text:style-name="T81"> when you’re injured or hurt in some way (or if a move says so). </text:span><text:span text:style-name="T168">Unless a move says specifically how much harm </text:span><text:span text:style-name="T171">you take</text:span><text:span text:style-name="T168">, </text:span><text:span text:style-name="T169">use the </text:span><text:span text:style-name="T195">harm scale </text:span><text:span text:style-name="T170">in the Meta playbook.</text:span></text:p>
      <text:p text:style-name="P39"/>
      <text:p text:style-name="P7"><text:span text:style-name="T170">W</text:span><text:span text:style-name="T152">hen you take harm, </text:span><text:span text:style-name="T177">take these steps:</text:span></text:p>
      <text:p text:style-name="P40"/>
      <text:list xml:id="list3092255436" text:style-name="L1">
        <text:list-item>
          <text:p text:style-name="P79"><text:span text:style-name="T152">Make any moves you </text:span><text:span text:style-name="T224">can</text:span><text:span text:style-name="T152"> make.</text:span></text:p>
        </text:list-item>
        <text:list-item>
          <text:p text:style-name="P80"><text:span text:style-name="T152">Make any moves you </text:span><text:span text:style-name="T224">must</text:span><text:span text:style-name="T152"> make.</text:span></text:p>
        </text:list-item>
        <text:list-item>
          <text:p text:style-name="P85"><text:span text:style-name="T177">Decide </text:span><text:span text:style-name="T178">if you have ⌞armor⌝ that </text:span><text:span text:style-name="T179">applies</text:span><text:span text:style-name="T178">.</text:span></text:p>
        </text:list-item>
        <text:list-item>
          <text:p text:style-name="P81"><text:span text:style-name="T173">If </text:span><text:span text:style-name="T180">now</text:span><text:span text:style-name="T190"> ⌊harm</text:span><text:span text:style-name="T181"> </text:span><text:span text:style-name="T173">≤ 0⌋, </text:span><text:span text:style-name="T174">this move is over. </text:span><text:span text:style-name="T182">Otherwise continue.</text:span></text:p>
        </text:list-item>
        <text:list-item>
          <text:p text:style-name="P82"><text:span text:style-name="T174">T</text:span><text:span text:style-name="T152">ell the GM how much harm you’re taking. They’ll roll </text:span><text:span text:style-name="T189">some dice </text:span><text:span text:style-name="T152">and </text:span><text:span text:style-name="T183">say </text:span><text:span text:style-name="T152">if </text:span><text:span text:style-name="T184">anything changes.</text:span></text:p>
        </text:list-item>
        <text:list-item>
          <text:p text:style-name="P86">Write down any status you may have gotten.</text:p>
        </text:list-item>
        <text:list-item>
          <text:p text:style-name="P86">Lose 1 health for each harm.</text:p>
        </text:list-item>
        <text:list-item>
          <text:p text:style-name="P83"><text:span text:style-name="T152">If you have 0 health, ⌞</text:span><text:span text:style-name="T148">you die⌝</text:span><text:span text:style-name="T152"> </text:span><text:span text:style-name="T186">and this </text:span><text:span text:style-name="T185">move is over.</text:span></text:p>
        </text:list-item>
        <text:list-item>
          <text:p text:style-name="P84"><text:span text:style-name="T152">Make any moves you </text:span><text:span text:style-name="T224">must</text:span><text:span text:style-name="T152"> make when you lose health (vs take harm).</text:span></text:p>
          <text:p text:style-name="P101"><text:span text:style-name="T152"/></text:p>
        </text:list-item>
      </text:list>
      <text:p text:style-name="P68"><text:span text:style-name="T200">A</text:span><text:span text:style-name="T197">rmor ►</text:span><text:span text:style-name="T152"> Armor is </text:span><text:span text:style-name="T172">worn</text:span><text:span text:style-name="T152"> to protect you from </text:span><text:span text:style-name="T193">⌞</text:span><text:span text:style-name="T152">harm⌝. </text:span><text:span text:style-name="T172">Armor has a rating in the range 1-3. </text:span><text:span text:style-name="T176">If it would make sense for your armor to protect you from the kind of harm you’re taking, reduce the harm by the armor’s rating.</text:span></text:p>
      <text:p text:style-name="P43"/>
      <text:p text:style-name="P77"><text:span text:style-name="T219">When determining the rating of armor, look at the </text:span><text:span text:style-name="T220">harm </text:span><text:span text:style-name="T219">scale and decide what </text:span><text:span text:style-name="T221">severity</text:span><text:span text:style-name="T222"> </text:span><text:span text:style-name="T219">of injury the armor would protect you from.</text:span></text:p>
      <text:p text:style-name="P77"><text:span text:style-name="T219"/></text:p>
      <text:p text:style-name="P72"><text:span text:style-name="T92">You die</text:span> ► <text:span text:style-name="T4">You’ve lost your last </text:span><text:span text:style-name="T193">⌞</text:span><text:span text:style-name="T4">health⌝ or a move says </text:span><text:span text:style-name="T11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27"/>
      <text:p text:style-name="P74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4">⌞</text:span><text:span text:style-name="T4">status⌝ of the GM’s choice. </text:span><text:span text:style-name="T16">Explain what happened </text:span><text:span text:style-name="T18">to the group.</text:span></text:p>
      <text:p text:style-name="P74"><text:span text:style-name="T18"/></text:p>
      <text:p text:style-name="P3"/>
      <text:p text:style-name="P33"><text:span text:style-name="T94">Earn </text:span><text:span text:style-name="T92">XP</text:span> ►<text:span text:style-name="T4"> </text:span><text:span text:style-name="T26">When you finish a play session</text:span><text:span text:style-name="T398">, </text:span><text:span text:style-name="T399">it’s time to </text:span><text:span text:style-name="T407">decide</text:span><text:span text:style-name="T399"> what ⌞XP⌝ you’ve earned</text:span><text:span text:style-name="T405">. </text:span><text:span text:style-name="T399">Talk as a group about this: maybe they remember something you forgot. </text:span><text:span text:style-name="T400">Ultimately, though, it’s up to you.</text:span></text:p>
      <text:p text:style-name="P66"/>
      <text:p text:style-name="P4"><text:span text:style-name="T400">Y</text:span><text:span text:style-name="T397">ou get 1 XP for each item </text:span><text:span text:style-name="T410">below that</text:span><text:span text:style-name="T397"> you </text:span><text:span text:style-name="T406">(not the GM) </text:span><text:span text:style-name="T397">think is true for this play session. </text:span><text:span text:style-name="T411">Y</text:span><text:span text:style-name="T410">ou can only take </text:span><text:span text:style-name="T411">each item </text:span><text:span text:style-name="T410">once, even if you did the thing multiple times in the session.</text:span></text:p>
      <text:p text:style-name="P67"/>
      <text:list xml:id="list2933924489" text:style-name="L2">
        <text:list-item>
          <text:p text:style-name="P91"><text:span text:style-name="T416">A</text:span><text:span text:style-name="T397">t no point did </text:span><text:span text:style-name="T91">⌞you die⌝</text:span><text:span text:style-name="T136">.</text:span></text:p>
        </text:list-item>
        <text:list-item>
          <text:p text:style-name="P87"><text:span text:style-name="T416">Y</text:span><text:span text:style-name="T397">ou made a particularly badass </text:span><text:span text:style-name="T419">or clutch</text:span><text:span text:style-name="T397"> </text:span><text:span text:style-name="T136">⌞</text:span><text:span text:style-name="T141">story move⌝</text:span><text:span text:style-name="T397"> that </text:span><text:span text:style-name="T404">reinforced your</text:span><text:span text:style-name="T401"> Concept.</text:span></text:p>
        </text:list-item>
        <text:list-item>
          <text:p text:style-name="P88"><text:span text:style-name="T416">Y</text:span><text:span text:style-name="T397">ou </text:span><text:span text:style-name="T403">suffered</text:span><text:span text:style-name="T397"> a particularly painful (or hilarious) blunder </text:span><text:span text:style-name="T408">as a result of</text:span><text:span text:style-name="T397"> </text:span><text:span text:style-name="T402">playing to your Concept—</text:span><text:span text:style-name="T417">this </text:span><text:span text:style-name="T145">doesn’t</text:span><text:span text:style-name="T417"> have to be a </text:span><text:span text:style-name="T418">failed roll.</text:span></text:p>
        </text:list-item>
        <text:list-item>
          <text:p text:style-name="P89"><text:span text:style-name="T416">Y</text:span><text:span text:style-name="T397">ou </text:span><text:span text:style-name="T409">made </text:span><text:span text:style-name="T426">a </text:span><text:span text:style-name="T142">⌞</text:span><text:span text:style-name="T140">story move⌝ </text:span><text:span text:style-name="T409">to pursue</text:span><text:span text:style-name="T397"> </text:span><text:span text:style-name="T412">a </text:span><text:span text:style-name="T397">Drive.</text:span></text:p>
        </text:list-item>
        <text:list-item>
          <text:p text:style-name="P90"><text:span text:style-name="T397">You offer the GM </text:span><text:span text:style-name="T422">honest-</text:span><text:span text:style-name="T421">but-</text:span><text:span text:style-name="T423">g</text:span><text:span text:style-name="T397">entle constructive </text:span><text:span text:style-name="T425">feedback </text:span><text:span text:style-name="T397">when the</text:span><text:span text:style-name="T420">y do </text:span><text:span text:style-name="T424">GM </text:span><text:span text:style-name="T397">XP.</text:span></text:p>
          <text:p text:style-name="P102"><text:span text:style-name="T397"/></text:p>
        </text:list-item>
      </text:list>
      <text:p text:style-name="P73"><text:span text:style-name="T94">Level up</text:span><text:span text:style-name="T431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7">ill </text:span><text:span text:style-name="T240">a </text:span><text:span text:style-name="T228">○ </text:span><text:span text:style-name="T233">in your playbook—</text:span><text:span text:style-name="T236">y</text:span><text:span text:style-name="T229">ou must fulfill all other criteria to buy the item.</text:span><text:span text:style-name="T188"> </text:span><text:span text:style-name="T201">🗣 </text:span><text:span text:style-name="T244">Instead</text:span><text:span text:style-name="T234"> of </text:span><text:span text:style-name="T238">buy</text:span><text:span text:style-name="T239">ing </text:span><text:span text:style-name="T235">a </text:span><text:span text:style-name="T228">○</text:span><text:span text:style-name="T234">, </text:span><text:span text:style-name="T237">the GM </text:span><text:span text:style-name="T241">might let you buy </text:span><text:span text:style-name="T242">or remove a permanent </text:span><text:span text:style-name="T214">⌞</text:span><text:span text:style-name="T242">status⌝</text:span><text:span text:style-name="T243">. </text:span><text:span text:style-name="T246">You </text:span><text:span text:style-name="T245">probably </text:span><text:span text:style-name="T246">can’t </text:span><text:span text:style-name="T245">buy a </text:span><text:span text:style-name="T204">△, </text:span><text:span text:style-name="T211">but you could ask </text:span><text:span text:style-name="T212">anyway.</text:span></text:p>
      <text:p text:style-name="P73"><text:span text:style-name="T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23:02.563067937</dc:date>
    <meta:editing-duration>P12DT4H33M35S</meta:editing-duration>
    <meta:editing-cycles>3465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2" meta:word-count="1405" meta:character-count="7488" meta:non-whitespace-character-count="6171"/>
  </office:meta>
</office:document-meta>
</file>